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руководство по обучению</text:p>
      <text:p text:style-name="P1">ChatGPT</text:p>
      <text:p text:style-name="P2">ChatGPT</text:p>
      <text:p text:style-name="P9">Обучение WordPress может быть удобным и эффективным, начиная с базовых шагов и постепенно переходя к более продвинутым темам. Вот руководство по обучению, которое поможет вам освоить WordPress:</text:p>
      <text:h text:style-name="P16" text:outline-level="3">Начало работы с WordPress:</text:h>
      <text:list xml:id="list4004001171238570622" text:style-name="L1">
        <text:list-item>
          <text:p text:style-name="P10"><text:span text:style-name="Strong_20_Emphasis">Изучение основ:</text:span></text:p>
          <text:list>
            <text:list-item>
              <text:p text:style-name="P3">Ознакомьтесь с основами WordPress, понятиями, такими как записи, страницы, темы, плагины, панель управления.</text:p>
            </text:list-item>
            <text:list-item>
              <text:p text:style-name="P3">Пройдите через официальный сайт WordPress.org и его документацию.</text:p>
            </text:list-item>
          </text:list>
        </text:list-item>
        <text:list-item>
          <text:p text:style-name="P10"><text:span text:style-name="Strong_20_Emphasis">Установка WordPress:</text:span></text:p>
          <text:list>
            <text:list-item>
              <text:p text:style-name="P3">Изучите процесс установки WordPress на локальном компьютере или хостинге.</text:p>
            </text:list-item>
            <text:list-item>
              <text:p text:style-name="P10">Следуйте шагам в официальном руководстве по установке WordPress.</text:p>
            </text:list-item>
          </text:list>
        </text:list-item>
      </text:list>
      <text:h text:style-name="P16" text:outline-level="3">Основы управления контентом:</text:h>
      <text:list xml:id="list1813750918323037955" text:style-name="L2">
        <text:list-item>
          <text:p text:style-name="P11"><text:span text:style-name="Strong_20_Emphasis">Создание контента:</text:span></text:p>
          <text:list>
            <text:list-item>
              <text:p text:style-name="P4">Создайте несколько тестовых записей и страниц, изучите их структуру и форматирование текста.</text:p>
            </text:list-item>
          </text:list>
        </text:list-item>
        <text:list-item>
          <text:p text:style-name="P11"><text:span text:style-name="Strong_20_Emphasis">Работа с медиафайлами:</text:span></text:p>
          <text:list>
            <text:list-item>
              <text:p text:style-name="P11">Загрузите изображения, видео и аудиофайлы на сайт, ознакомьтесь с галереями и вставкой медиа в записи.</text:p>
            </text:list-item>
          </text:list>
        </text:list-item>
      </text:list>
      <text:h text:style-name="P16" text:outline-level="3">Кастомизация внешнего вида:</text:h>
      <text:list xml:id="list5206437118124139419" text:style-name="L3">
        <text:list-item>
          <text:p text:style-name="P12"><text:span text:style-name="Strong_20_Emphasis">Выбор и установка темы:</text:span></text:p>
          <text:list>
            <text:list-item>
              <text:p text:style-name="P5">Исследуйте бесплатные темы на официальном сайте WordPress.org или в административной панели.</text:p>
            </text:list-item>
            <text:list-item>
              <text:p text:style-name="P5">Установите выбранную тему, настройте ее основные параметры.</text:p>
            </text:list-item>
          </text:list>
        </text:list-item>
        <text:list-item>
          <text:p text:style-name="P12"><text:span text:style-name="Strong_20_Emphasis">Кастомизация темы:</text:span></text:p>
          <text:list>
            <text:list-item>
              <text:p text:style-name="P12">Ознакомьтесь с возможностями настройки темы, включая изменение цветов, шрифтов, макета и виджетов.</text:p>
            </text:list-item>
          </text:list>
        </text:list-item>
      </text:list>
      <text:h text:style-name="P16" text:outline-level="3">Использование плагинов:</text:h>
      <text:list xml:id="list2759159252085395297" text:style-name="L4">
        <text:list-item>
          <text:p text:style-name="P6"><text:span text:style-name="Strong_20_Emphasis">Установка и использование плагинов:</text:span></text:p>
          <text:list>
            <text:list-item>
              <text:p text:style-name="P6">Выберите несколько популярных плагинов (например, для SEO, аналитики, контактных форм) и установите их.</text:p>
            </text:list-item>
            <text:list-item>
              <text:p text:style-name="P13">Ознакомьтесь с интерфейсом и функциями каждого плагина.</text:p>
            </text:list-item>
          </text:list>
        </text:list-item>
      </text:list>
      <text:h text:style-name="P16" text:outline-level="3"><text:soft-page-break/>Расширенное изучение и разработка:</text:h>
      <text:list xml:id="list669174101674980614" text:style-name="L5">
        <text:list-item>
          <text:p text:style-name="P14"><text:span text:style-name="Strong_20_Emphasis">Оптимизация и безопасность:</text:span></text:p>
          <text:list>
            <text:list-item>
              <text:p text:style-name="P7">Изучите методы оптимизации сайта для быстрой загрузки и SEO.</text:p>
            </text:list-item>
            <text:list-item>
              <text:p text:style-name="P7">Познакомьтесь с методами обеспечения безопасности WordPress сайта.</text:p>
            </text:list-item>
          </text:list>
        </text:list-item>
        <text:list-item>
          <text:p text:style-name="P14"><text:span text:style-name="Strong_20_Emphasis">Разработка тем и плагинов:</text:span></text:p>
          <text:list>
            <text:list-item>
              <text:p text:style-name="P14">При необходимости изучите создание собственных тем и плагинов на основе документации WordPress и онлайн-ресурсов.</text:p>
            </text:list-item>
          </text:list>
        </text:list-item>
      </text:list>
      <text:h text:style-name="P16" text:outline-level="3">Источники обучения и сообщество:</text:h>
      <text:list xml:id="list6350045682592147268" text:style-name="L6">
        <text:list-item>
          <text:p text:style-name="P15"><text:span text:style-name="Strong_20_Emphasis">Онлайн-курсы и ресурсы:</text:span></text:p>
          <text:list>
            <text:list-item>
              <text:p text:style-name="P8">Пройдите онлайн-курсы на платформах, таких как Udemy, Coursera или Codecademy.</text:p>
            </text:list-item>
            <text:list-item>
              <text:p text:style-name="P8">Читайте блоги, просматривайте видеоуроки на YouTube.</text:p>
            </text:list-item>
          </text:list>
        </text:list-item>
        <text:list-item>
          <text:p text:style-name="P15"><text:span text:style-name="Strong_20_Emphasis">Официальное сообщество и форумы:</text:span></text:p>
          <text:list>
            <text:list-item>
              <text:p text:style-name="P15">Присоединитесь к форумам WordPress, где можно задавать вопросы и общаться с опытными пользователями и разработчиками.</text:p>
            </text:list-item>
          </text:list>
        </text:list-item>
      </text:list>
      <text:p text:style-name="P9">Следуя этому руководству, вы сможете углубленно изучить WordPress, начиная с основных функций и переходя к более продвинутым возможностям и 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3:28:22.15</dc:date>
    <meta:document-statistic meta:table-count="0" meta:image-count="0" meta:object-count="0" meta:page-count="2" meta:paragraph-count="39" meta:word-count="311" meta:character-count="2260"/>
    <dc:creator>Dima Wide</dc:creator>
    <meta:user-defined meta:name="Info 1"/>
    <meta:user-defined meta:name="Info 2"/>
    <meta:user-defined meta:name="Info 3"/>
    <meta:user-defined meta:name="Info 4"/>
  </office:meta>
</office:document-meta>
</file>